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fall</text:p>
      <text:p text:style-name="P4"/>
      <text:p text:style-name="P4">Unlockables</text:p>
      <text:p text:style-name="P5"/>
      <text:p text:style-name="P5">Testet används för att se till att alla unlockables fungerar.</text:p>
      <text:p text:style-name="P5"/>
      <text:p text:style-name="P6">Test instruktioner.</text:p>
      <text:p text:style-name="P1"/>
      <text:list xml:id="list2126595538461195638" text:style-name="L1">
        <text:list-item>
          <text:p text:style-name="P2">När spelet är startat, tryck på F12 för att aktivera Debug fusk.</text:p>
        </text:list-item>
        <text:list-item>
          <text:p text:style-name="P2">Tryck på shift+4 för att låsa upp alla unlockables.</text:p>
        </text:list-item>
        <text:list-item>
          <text:p text:style-name="P2">Välj unlockable #2 för skepp och projektiler.</text:p>
        </text:list-item>
        <text:list-item>
          <text:p text:style-name="P2">Starta ett <text:s/>nytt spel på valfri svårighetsgrad och se till att skeppet har ändrats och även att projektilerna har ändrats.</text:p>
        </text:list-item>
        <text:list-item>
          <text:p text:style-name="P2">Upprepa steg 3 och 4 tills alla unlockables är testa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1S</meta:editing-duration>
    <meta:editing-cycles>5</meta:editing-cycles>
    <meta:generator>OpenOffice/4.0.1$Win32 OpenOffice.org_project/401m5$Build-9714</meta:generator>
    <dc:date>2014-05-28T19:28:23.62</dc:date>
    <meta:document-statistic meta:table-count="0" meta:image-count="0" meta:object-count="0" meta:page-count="1" meta:paragraph-count="9" meta:word-count="77" meta:character-count="446"/>
    <meta:user-defined meta:name="Info 1"/>
    <meta:user-defined meta:name="Info 2"/>
    <meta:user-defined meta:name="Info 3"/>
    <meta:user-defined meta:name="Info 4"/>
  </office:meta>
</office:document-meta>
</file>